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03bbd7" officeooo:paragraph-rsid="0003bbd7" style:font-size-asian="20pt" style:font-size-complex="20pt"/>
    </style:style>
    <style:style style:name="P2" style:family="paragraph" style:parent-style-name="Standard">
      <style:text-properties fo:font-size="15pt" officeooo:rsid="0003bbd7" officeooo:paragraph-rsid="0005ae41" style:font-size-asian="15pt" style:font-size-complex="15pt"/>
    </style:style>
    <style:style style:name="P3" style:family="paragraph" style:parent-style-name="Standard">
      <style:text-properties fo:font-size="15pt" officeooo:rsid="0005ae41" officeooo:paragraph-rsid="001a17ad" style:font-size-asian="15pt" style:font-size-complex="15pt"/>
    </style:style>
    <style:style style:name="P4" style:family="paragraph" style:parent-style-name="Standard">
      <style:text-properties officeooo:paragraph-rsid="0003bbd7"/>
    </style:style>
    <style:style style:name="P5" style:family="paragraph" style:parent-style-name="Standard">
      <style:text-properties officeooo:rsid="0003bbd7" officeooo:paragraph-rsid="0003bbd7"/>
    </style:style>
    <style:style style:name="P6" style:family="paragraph" style:parent-style-name="Standard">
      <style:text-properties fo:font-size="13pt" officeooo:rsid="0003bbd7" officeooo:paragraph-rsid="0003bbd7" style:font-size-asian="13pt" style:font-size-complex="13pt"/>
    </style:style>
    <style:style style:name="P7" style:family="paragraph" style:parent-style-name="Standard">
      <style:text-properties fo:font-size="13pt" officeooo:rsid="0003bbd7" officeooo:paragraph-rsid="00191086" style:font-size-asian="13pt" style:font-size-complex="13pt"/>
    </style:style>
    <style:style style:name="P8" style:family="paragraph" style:parent-style-name="Standard">
      <style:text-properties fo:font-size="13pt" officeooo:rsid="0005ae41" officeooo:paragraph-rsid="0005ae41" style:font-size-asian="13pt" style:font-size-complex="13pt"/>
    </style:style>
    <style:style style:name="P9" style:family="paragraph" style:parent-style-name="Standard">
      <style:text-properties officeooo:paragraph-rsid="0005ae41"/>
    </style:style>
    <style:style style:name="P10" style:family="paragraph" style:parent-style-name="Standard">
      <style:text-properties fo:font-size="13pt" officeooo:rsid="0005ae41" officeooo:paragraph-rsid="001a17ad" style:font-size-asian="13pt" style:font-size-complex="13pt"/>
    </style:style>
    <style:style style:name="T1" style:family="text">
      <style:text-properties officeooo:rsid="0005ae41"/>
    </style:style>
    <style:style style:name="T2" style:family="text">
      <style:text-properties officeooo:rsid="00074d22"/>
    </style:style>
    <style:style style:name="T3" style:family="text">
      <style:text-properties officeooo:rsid="00097c1d"/>
    </style:style>
    <style:style style:name="T4" style:family="text">
      <style:text-properties officeooo:rsid="000b2c39"/>
    </style:style>
    <style:style style:name="T5" style:family="text">
      <style:text-properties officeooo:rsid="000e732b"/>
    </style:style>
    <style:style style:name="T6" style:family="text">
      <style:text-properties officeooo:rsid="000f4250"/>
    </style:style>
    <style:style style:name="T7" style:family="text">
      <style:text-properties officeooo:rsid="0003bbd7"/>
    </style:style>
    <style:style style:name="T8" style:family="text">
      <style:text-properties fo:font-size="13pt" style:font-size-asian="13pt" style:font-size-complex="13pt"/>
    </style:style>
    <style:style style:name="T9" style:family="text">
      <style:text-properties fo:font-size="13pt" officeooo:rsid="0003bbd7" style:font-size-asian="13pt" style:font-size-complex="13pt"/>
    </style:style>
    <style:style style:name="T10" style:family="text">
      <style:text-properties fo:font-size="13pt" officeooo:rsid="00128472" style:font-size-asian="13pt" style:font-size-complex="13pt"/>
    </style:style>
    <style:style style:name="T11" style:family="text">
      <style:text-properties fo:font-size="13pt" officeooo:rsid="0010e663" style:font-size-asian="13pt" style:font-size-complex="13pt"/>
    </style:style>
    <style:style style:name="T12" style:family="text">
      <style:text-properties fo:font-size="13pt" officeooo:rsid="000b2c39" style:font-size-asian="13pt" style:font-size-complex="13pt"/>
    </style:style>
    <style:style style:name="T13" style:family="text">
      <style:text-properties fo:font-size="13pt" officeooo:rsid="00191086" style:font-size-asian="13pt" style:font-size-complex="13pt"/>
    </style:style>
    <style:style style:name="T14" style:family="text">
      <style:text-properties fo:font-size="13pt" officeooo:rsid="0005ae41" style:font-size-asian="13pt" style:font-size-complex="13pt"/>
    </style:style>
    <style:style style:name="T15" style:family="text">
      <style:text-properties fo:font-size="13pt" fo:font-weight="bold" officeooo:rsid="0003bbd7" style:font-size-asian="13pt" style:font-weight-asian="bold" style:font-size-complex="13pt" style:font-weight-complex="bold"/>
    </style:style>
    <style:style style:name="T16" style:family="text">
      <style:text-properties fo:font-size="13pt" fo:font-weight="bold" officeooo:rsid="00097c1d" style:font-size-asian="13pt" style:font-weight-asian="bold" style:font-size-complex="13pt" style:font-weight-complex="bold"/>
    </style:style>
    <style:style style:name="T17" style:family="text">
      <style:text-properties fo:font-size="13pt" fo:font-weight="bold" officeooo:rsid="000e732b" style:font-size-asian="13pt" style:font-weight-asian="bold" style:font-size-complex="13pt" style:font-weight-complex="bold"/>
    </style:style>
    <style:style style:name="T18" style:family="text">
      <style:text-properties officeooo:rsid="00191086"/>
    </style:style>
    <style:style style:name="T19" style:family="text">
      <style:text-properties fo:font-weight="bold" officeooo:rsid="0005ae41" style:font-weight-asian="bold" style:font-weight-complex="bold"/>
    </style:style>
    <style:style style:name="T20" style:family="text">
      <style:text-properties fo:font-weight="bold" officeooo:rsid="001a17ad" style:font-weight-asian="bold" style:font-weight-complex="bold"/>
    </style:style>
    <style:style style:name="T21" style:family="text">
      <style:text-properties fo:font-weight="bold" officeooo:rsid="0015503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GRAPHIE</text:p>
      <text:p text:style-name="P5"/>
      <text:p text:style-name="P5"/>
      <text:p text:style-name="P5"/>
      <text:p text:style-name="P4"><text:span text:style-name="T7"><text:tab/><text:tab/></text:span><text:span text:style-name="T15">Jade </text:span><text:span text:style-name="T16">B. Rou</text:span><text:span text:style-name="T17">g</text:span><text:span text:style-name="T16">erie</text:span><text:span text:style-name="T9"> - vient au monde dans une région merveilleuse vallonnée de plaines de torrents et de fleurs, </text:span><text:span text:style-name="T10">à St Léonard de Noblat dans</text:span><text:span text:style-name="T9"> </text:span><text:span text:style-name="T10">l</text:span><text:span text:style-name="T9">e Limousin </text:span><text:span text:style-name="T11">ou -Poulidor -, </text:span><text:span text:style-name="T10">Notre « Poupou</text:span><text:span text:style-name="T11"> </text:span><text:span text:style-name="T10">National » champion cycliste, </text:span><text:span text:style-name="T11">amis de la famille vivait et côtoyait </text:span><text:span text:style-name="T10">ses grand</text:span><text:span text:style-name="T13">s</text:span><text:span text:style-name="T10"> frères.</text:span></text:p>
      <text:p text:style-name="P6"><text:tab/><text:tab/><text:span text:style-name="T3">Puis très très jeune, ils partent tous pour Nice ou elle fait ses études voulant être astrophysicienne, </text:span><text:span text:style-name="T4">mais elle choisira la </text:span><text:span text:style-name="T5">M</text:span><text:span text:style-name="T4">arine comme sont père Commandant de </text:span><text:span text:style-name="T5">Tankers</text:span><text:span text:style-name="T4"> qui</text:span> lui donne alors l’envie aussi de découvrir le monde, les océans, et les mers.</text:p>
      <text:p text:style-name="P6"><text:tab/><text:tab/>Après ces études à Nice <text:span text:style-name="T4">et Antibes</text:span> elle sera Mannequin <text:span text:style-name="T6">I</text:span>nternationale pour promouvoir la <text:span text:style-name="T6">M</text:span>ode Française pendant quelques années, puis décidera<text:span text:style-name="T2"> </text:span><text:span text:style-name="T4">d’</text:span>être <text:span text:style-name="T6">alors </text:span>un marin, elle devient <text:span text:style-name="T6">O</text:span>fficier <text:span text:style-name="T6">R</text:span>adio sur des navires de sauvetage – renflouements d’épaves et remorquages, pendant de nombreuses années <text:span text:style-name="T6">basée en Afrique aux Caraïbes </text:span>– parcourant les mers et les océans se délectant des couchers de soleil, de l’air du temps et des îles tropicales.</text:p>
      <text:p text:style-name="P7"><text:tab/><text:tab/><text:span text:style-name="T1">2002 arrivant elle retourne « sur terre » ne connaissant que trop peu sa France, mais « riche » de ses années en mer elle découvre par hasard qu’elle peut retransmettre sur toiles, sur bois, et sur miroirs ses souvenirs, ses émotions, la couleur des vents, les sables chauds, la force des océans et surtout les fleurs tropicales et les soleils d’hiver par le bout de ses doigts et par ses mains… <text:s/></text:span><text:span text:style-name="T19">elle peint !</text:span><text:span text:style-name="T1"> </text:span></text:p>
      <text:p text:style-name="P7"><text:span text:style-name="T1"><text:tab/><text:tab/></text:span><text:span text:style-name="T18">E</text:span><text:span text:style-name="T1">t comme - </text:span><text:span text:style-name="T20">Paul </text:span><text:span text:style-name="T19">C</text:span><text:span text:style-name="T21">é</text:span><text:span text:style-name="T19">za</text:span><text:span text:style-name="T21">nn</text:span><text:span text:style-name="T19">e</text:span><text:span text:style-name="T1"> - qu’elle admire et qui disait <text:s/></text:span><text:span text:style-name="T19">« Lorsque la couleur est à sa richesse, la forme est à sa plénitude ».</text:span></text:p>
      <text:p text:style-name="P8"><text:tab/><text:tab/>Aujourd’hui connue et reconnue à travers le monde, elle expose ses toiles à Paris – au grand Palais, au Louvre, à New york, Bruxelles, Londres…..</text:p>
      <text:p text:style-name="P8"><text:tab/><text:tab/><text:span text:style-name="T6">Si vous le souhaitez, a</text:span><text:span text:style-name="T4">ffectueuse et généreuse </text:span>elle vous amènera avec elle <text:s/>- « dans sa Lumière ».</text:p>
      <text:p text:style-name="P8"/>
      <text:p text:style-name="P9"><text:span text:style-name="T14"><text:tab/><text:tab/></text:span><text:span text:style-name="T12">Jade B. ROUGERIE – Franco Irlandaise par ses cheveux roue/blond grande </text:span><text:span text:style-name="T13">avec</text:span><text:span text:style-name="T12"> sa démarche altière vous subjugue par ses créations </text:span><text:span text:style-name="T13">et ses couleurs</text:span><text:span text:style-name="T12">.</text:span></text:p>
      <text:p text:style-name="P8"><text:tab/><text:tab/><text:span text:style-name="T4">Souhaitons qu’elle continue à nous émouvoir par son affection et son savoir.</text:span></text:p>
      <text:p text:style-name="P8"/>
      <text:p text:style-name="P3"><text:span text:style-name="T8"><text:tab/><text:tab/><text:tab/><text:tab/><text:tab/><text:tab/><text:tab/><text:tab/></text:span><text:span text:style-name="T12">Journaliste R.D.</text:span><text:span text:style-name="T8"><text:tab/></text:span></text:p>
      <text:p text:style-name="P10"/>
      <text:p text:style-name="P10"/>
      <text:p text:style-name="P3"><text:span text:style-name="T8"><text:tab/></text:span><text:tab/><text:tab/><text:tab/></text:p>
      <text:p text:style-name="P2"/>
      <text:p text:style-name="P2"/>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04:09:52.189000000</meta:creation-date>
    <dc:date>2022-01-24T15:36:58.016000000</dc:date>
    <meta:editing-duration>PT58M50S</meta:editing-duration>
    <meta:editing-cycles>15</meta:editing-cycles>
    <meta:generator>LibreOffice/7.0.3.1$Windows_X86_64 LibreOffice_project/d7547858d014d4cf69878db179d326fc3483e082</meta:generator>
    <meta:print-date>2022-01-24T13:49:08.064000000</meta:print-date>
    <meta:document-statistic meta:table-count="0" meta:image-count="0" meta:object-count="0" meta:page-count="1" meta:paragraph-count="13" meta:word-count="337" meta:character-count="2013" meta:non-whitespace-character-count="1647"/>
  </office:meta>
</office:document-meta>
</file>